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9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vertical-align="middl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6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ption LV2 <text:s/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9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9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style-name="ce87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 </text:p>
          </table:table-cell>
          <table:table-cell table:style-name="ce77" office:value-type="string">
            <text:p>MS <text:span text:style-name="T8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X';else 'O ']</text:p>
          </table:table-cell>
          <table:table-cell table:style-name="ce78" office:value-type="string">
            <text:p>ME<text:span text:style-name="T9"> Maîtrise de </text:span><text:span text:style-name="T10">certains éléments du socle commun</text:span><text:span text:style-name="T8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79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79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57"/></text:p>
          </table:table-cell>
          <table:table-cell table:style-name="ce79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0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7" office:value-type="string">
            <text:p>MS<text:span text:style-name="T9"> Maîtrise du socle commun</text:span></text:p>
          </table:table-cell>
          <table:table-cell table:style-name="ce88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;else 'O']</text:p>
          </table:table-cell>
          <table:table-cell table:style-name="ce78" office:value-type="string">
            <text:p>ME<text:span text:style-name="T9"> Maîtrise de </text:span><text:span text:style-name="T10">certains éléments du socle commun</text:span></text:p>
          </table:table-cell>
          <table:table-cell table:style-name="ce88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Deuxième langue vivante étrangère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1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/>
          <table:table-cell table:style-name="ce82" office:value-type="string">
            <text:p>[eleves.130.1]</text:p>
          </table:table-cell>
          <table:table-cell table:style-name="ce89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4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1">[eleves.130.0;if [val]='';then '';else '</text:span><text:span text:style-name="T12">VA</text:span><text:span text:style-name="T13"> : Niveau A2 de langue régionale validé</text:span><text:span text:style-name="T11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4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4">[eleves.130.0;if [val]='';then '';else '</text:span><text:span text:style-name="T15">NV</text:span><text:span text:style-name="T16"> : Niveau A2 de langue régionale non validé</text:span><text:span text:style-name="T14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5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2"/>
          <table:table-cell table:style-name="ce75"/>
          <table:table-cell table:style-name="ce86" office:value-type="string">
            <text:p>Joindre la feuille de position B2I et la fiche d'évaluation niveau A2</text:p>
          </table:table-cell>
          <table:table-cell table:style-name="ce75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5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lv2'.$A$1" table:cell-range-address="$'Clg lv2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0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10:34:38</dc:date>
    <meta:print-date>2010-02-02T16:07:44</meta:print-date>
    <meta:generator>OpenOffice.org/3.2$Linux OpenOffice.org_project/320m12$Build-9483</meta:generator>
    <meta:editing-duration>PT10H50M40S</meta:editing-duration>
    <meta:editing-cycles>45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